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305in" fo:margin-left="1.8305in" fo:margin-right="0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3" style:parent-style-name="DefaultParagraphFont" style:family="text">
      <style:text-properties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.0104in" fo:margin-left="0.2326in" fo:margin-right="0in" fo:text-indent="0in">
        <style:tab-stops/>
      </style:paragraph-properties>
    </style:style>
    <style:style style:name="T5" style:parent-style-name="DefaultParagraphFont" style:family="text">
      <style:text-properties fo:font-weight="bold" style:font-weight-asian="bold" fo:font-size="16pt" style:font-size-asian="16pt"/>
    </style:style>
    <style:style style:name="T6" style:parent-style-name="DefaultParagraphFont" style:family="text">
      <style:text-properties style:text-underline-type="none"/>
    </style:style>
    <style:style style:name="T7" style:parent-style-name="DefaultParagraphFont" style:family="text">
      <style:text-properties style:font-name="Arial" style:font-name-asian="Arial" style:font-name-complex="Arial" style:text-underline-type="none"/>
    </style:style>
    <style:style style:name="T8" style:parent-style-name="DefaultParagraphFont" style:family="text">
      <style:text-properties style:text-underline-type="none"/>
    </style:style>
    <style:style style:name="P9" style:parent-style-name="Normal" style:family="paragraph">
      <style:paragraph-properties fo:margin-bottom="0.002in" fo:line-height="179%" fo:margin-left="-0.0034in">
        <style:tab-stops/>
      </style:paragraph-properties>
    </style:style>
    <style:style style:name="P10" style:parent-style-name="Normal" style:family="paragraph">
      <style:paragraph-properties fo:margin-bottom="0in" fo:line-height="180%" fo:margin-left="-0.0034in" fo:margin-right="3.8812in">
        <style:tab-stops/>
      </style:paragraph-properties>
    </style:style>
    <style:style style:name="P11" style:parent-style-name="Normal" style:family="paragraph">
      <style:paragraph-properties fo:margin-bottom="0.0013in" fo:line-height="179%" fo:margin-left="-0.0034in" fo:margin-right="3.3388in">
        <style:tab-stops/>
      </style:paragraph-properties>
    </style:style>
    <style:style style:name="P12" style:parent-style-name="Normal" style:family="paragraph">
      <style:paragraph-properties fo:margin-left="-0.0034in" fo:margin-right="2.359in">
        <style:tab-stops/>
      </style:paragraph-properties>
    </style:style>
    <style:style style:name="P13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4" style:parent-style-name="Normal" style:family="paragraph">
      <style:paragraph-properties fo:margin-left="-0.0034in" fo:margin-right="2.359in">
        <style:tab-stops/>
      </style:paragraph-properties>
    </style:style>
    <style:style style:name="P15" style:parent-style-name="Normal" style:family="paragraph">
      <style:paragraph-properties fo:margin-bottom="0.0013in" fo:line-height="179%" fo:margin-left="-0.0034in" fo:margin-right="4.5326in">
        <style:tab-stops/>
      </style:paragraph-properties>
    </style:style>
    <style:style style:name="P16" style:parent-style-name="Normal" style:family="paragraph">
      <style:paragraph-properties fo:margin-left="-0.0034in" fo:margin-right="2.359in">
        <style:tab-stops/>
      </style:paragraph-properties>
    </style:style>
    <style:style style:name="P17" style:parent-style-name="Normal" style:family="paragraph">
      <style:paragraph-properties fo:margin-bottom="0in" fo:line-height="180%" fo:margin-left="-0.0034in" fo:margin-right="4.3305in">
        <style:tab-stops/>
      </style:paragraph-properties>
    </style:style>
    <style:style style:name="P18" style:parent-style-name="Normal" style:family="paragraph">
      <style:paragraph-properties fo:margin-left="-0.0034in" fo:margin-right="2.359in">
        <style:tab-stops/>
      </style:paragraph-properties>
    </style:style>
    <style:style style:name="P19" style:parent-style-name="Normal" style:family="paragraph">
      <style:paragraph-properties fo:margin-bottom="0in" fo:line-height="180%" fo:margin-left="-0.0034in" fo:margin-right="0in">
        <style:tab-stops/>
      </style:paragraph-properties>
    </style:style>
    <style:style style:name="P20" style:parent-style-name="Normal" style:family="paragraph">
      <style:paragraph-properties fo:text-align="justify" fo:margin-bottom="0.002in" fo:line-height="180%" fo:margin-left="-0.0034in" fo:margin-right="2.4041in">
        <style:tab-stops/>
      </style:paragraph-properties>
    </style:style>
    <style:style style:name="P21" style:parent-style-name="Normal" style:family="paragraph">
      <style:paragraph-properties fo:margin-left="-0.0034in" fo:margin-right="2.359in">
        <style:tab-stops/>
      </style:paragraph-properties>
    </style:style>
    <style:style style:name="P22" style:parent-style-name="Normal" style:family="paragraph">
      <style:paragraph-properties fo:margin-bottom="0.1354in" fo:margin-left="0in" fo:margin-right="0in" fo:text-indent="0in">
        <style:tab-stops/>
      </style:paragraph-properties>
    </style:style>
    <style:style style:name="T23" style:parent-style-name="DefaultParagraphFont" style:family="text">
      <style:text-properties fo:font-size="12pt" style:font-size-asian="12pt"/>
    </style:style>
    <style:style style:name="P24" style:parent-style-name="Normal" style:family="paragraph">
      <style:paragraph-properties fo:margin-bottom="0.1381in" fo:margin-left="0in" fo:margin-right="0in" fo:text-indent="0in">
        <style:tab-stops/>
      </style:paragraph-properties>
    </style:style>
    <style:style style:name="T25" style:parent-style-name="DefaultParagraphFont" style:family="text">
      <style:text-properties fo:font-size="12pt" style:font-size-asian="12pt"/>
    </style:style>
    <style:style style:name="P26" style:parent-style-name="Normal" style:family="paragraph">
      <style:paragraph-properties fo:margin-bottom="0.118in" fo:margin-left="0in" fo:margin-right="0in" fo:text-indent="0in">
        <style:tab-stops/>
      </style:paragraph-properties>
    </style:style>
    <style:style style:name="T27" style:parent-style-name="DefaultParagraphFont" style:family="text">
      <style:text-properties fo:font-weight="bold" style:font-weight-asian="bold" fo:font-size="12pt" style:font-size-asian="12pt"/>
    </style:style>
    <style:style style:name="P28" style:parent-style-name="Normal" style:family="paragraph">
      <style:paragraph-properties fo:margin-bottom="0in" fo:line-height="180%" fo:margin-left="-0.0034in">
        <style:tab-stops/>
      </style:paragraph-properties>
    </style:style>
    <style:style style:name="P29" style:parent-style-name="Normal" style:family="paragraph">
      <style:paragraph-properties fo:margin-bottom="0.0006in" fo:line-height="179%" fo:margin-left="-0.0034in" fo:margin-right="3.3027in">
        <style:tab-stops/>
      </style:paragraph-properties>
    </style:style>
    <style:style style:name="P30" style:parent-style-name="Normal" style:family="paragraph">
      <style:paragraph-properties fo:margin-bottom="0.0034in" fo:line-height="178%" fo:margin-left="-0.0034in" fo:margin-right="2.359in">
        <style:tab-stops/>
      </style:paragraph-properties>
    </style:style>
    <style:style style:name="P31" style:parent-style-name="Normal" style:family="paragraph">
      <style:paragraph-properties fo:margin-bottom="0.0013in" fo:line-height="179%" fo:margin-left="-0.0034in" fo:margin-right="4.8763in">
        <style:tab-stops/>
      </style:paragraph-properties>
    </style:style>
    <style:style style:name="P32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33" style:parent-style-name="Normal" style:family="paragraph">
      <style:paragraph-properties fo:margin-bottom="0in" fo:line-height="179%" fo:margin-left="-0.0034in" fo:margin-right="4.9444in">
        <style:tab-stops/>
      </style:paragraph-properties>
    </style:style>
    <style:style style:name="P34" style:parent-style-name="Normal" style:family="paragraph">
      <style:paragraph-properties fo:margin-left="-0.0034in" fo:margin-right="2.359in">
        <style:tab-stops/>
      </style:paragraph-properties>
    </style:style>
    <style:style style:name="P35" style:parent-style-name="Normal" style:family="paragraph">
      <style:paragraph-properties fo:margin-bottom="0.0006in" fo:line-height="179%" fo:margin-left="-0.0034in" fo:margin-right="4.3305in">
        <style:tab-stops/>
      </style:paragraph-properties>
    </style:style>
    <style:style style:name="P36" style:parent-style-name="Normal" style:family="paragraph">
      <style:paragraph-properties fo:margin-left="-0.0034in" fo:margin-right="2.359in">
        <style:tab-stops/>
      </style:paragraph-properties>
    </style:style>
    <style:style style:name="P37" style:parent-style-name="Normal" style:family="paragraph">
      <style:paragraph-properties fo:margin-bottom="0in" fo:line-height="180%" fo:margin-left="-0.0034in" fo:margin-right="0in">
        <style:tab-stops/>
      </style:paragraph-properties>
    </style:style>
    <style:style style:name="P38" style:parent-style-name="Normal" style:family="paragraph">
      <style:paragraph-properties fo:text-align="justify" fo:margin-bottom="0.002in" fo:line-height="180%" fo:margin-left="-0.0034in" fo:margin-right="2.2138in">
        <style:tab-stops/>
      </style:paragraph-properties>
    </style:style>
    <style:style style:name="P39" style:parent-style-name="Normal" style:family="paragraph">
      <style:paragraph-properties fo:margin-bottom="0.0333in" fo:line-height="159%" fo:margin-left="-0.0034in" fo:margin-right="5.9812in">
        <style:tab-stops/>
      </style:paragraph-properties>
    </style:style>
    <style:style style:name="T40" style:parent-style-name="DefaultParagraphFont" style:family="text">
      <style:text-properties fo:font-weight="bold" style:font-weight-asian="bold" fo:font-size="14pt" style:font-size-asian="14pt"/>
    </style:style>
    <style:style style:name="P41" style:parent-style-name="Normal" style:family="paragraph">
      <style:paragraph-properties fo:margin-bottom="0.1118in" fo:margin-left="-0.0034in" fo:margin-right="0in">
        <style:tab-stops/>
      </style:paragraph-properties>
    </style:style>
    <style:style style:name="T42" style:parent-style-name="DefaultParagraphFont" style:family="text">
      <style:text-properties fo:font-weight="bold" style:font-weight-asian="bold" fo:font-size="14pt" style:font-size-asian="14pt"/>
    </style:style>
    <style:style style:name="P43" style:parent-style-name="Normal" style:family="paragraph">
      <style:paragraph-properties fo:margin-left="-0.0034in" fo:margin-right="2.359in">
        <style:tab-stops/>
      </style:paragraph-properties>
    </style:style>
    <style:style style:name="P44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45" style:parent-style-name="Normal" style:family="paragraph">
      <style:paragraph-properties fo:margin-left="-0.0034in" fo:margin-right="2.359in">
        <style:tab-stops/>
      </style:paragraph-properties>
    </style:style>
    <style:style style:name="P46" style:parent-style-name="Normal" style:family="paragraph">
      <style:paragraph-properties fo:margin-bottom="0.0034in" fo:line-height="178%" fo:margin-left="-0.0034in" fo:margin-right="2.6534in">
        <style:tab-stops/>
      </style:paragraph-properties>
    </style:style>
    <style:style style:name="P47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48" style:parent-style-name="Normal" style:family="paragraph">
      <style:paragraph-properties fo:margin-bottom="0.0027in" fo:line-height="178%" fo:margin-left="-0.0034in" fo:margin-right="2.7215in">
        <style:tab-stops/>
      </style:paragraph-properties>
    </style:style>
    <style:style style:name="P49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50" style:parent-style-name="Normal" style:family="paragraph">
      <style:paragraph-properties fo:margin-left="-0.0034in" fo:margin-right="2.359in">
        <style:tab-stops/>
      </style:paragraph-properties>
    </style:style>
    <style:style style:name="P51" style:parent-style-name="Normal" style:family="paragraph">
      <style:paragraph-properties fo:margin-bottom="0.0034in" fo:line-height="178%" fo:margin-left="-0.0034in" fo:margin-right="5.3965in">
        <style:tab-stops/>
      </style:paragraph-properties>
    </style:style>
    <style:style style:name="P52" style:parent-style-name="Normal" style:family="paragraph">
      <style:paragraph-properties fo:margin-left="-0.0034in" fo:margin-right="2.359in">
        <style:tab-stops/>
      </style:paragraph-properties>
    </style:style>
    <style:style style:name="P53" style:parent-style-name="Normal" style:family="paragraph">
      <style:paragraph-properties fo:margin-left="-0.0034in" fo:margin-right="2.359in">
        <style:tab-stops/>
      </style:paragraph-properties>
    </style:style>
    <style:style style:name="P54" style:parent-style-name="Normal" style:family="paragraph">
      <style:paragraph-properties fo:margin-left="-0.0034in" fo:margin-right="2.359in">
        <style:tab-stops/>
      </style:paragraph-properties>
    </style:style>
    <style:style style:name="P55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56" style:parent-style-name="Normal" style:family="paragraph">
      <style:paragraph-properties fo:margin-left="-0.0034in" fo:margin-right="2.359in">
        <style:tab-stops/>
      </style:paragraph-properties>
    </style:style>
    <style:style style:name="P57" style:parent-style-name="Normal" style:family="paragraph">
      <style:paragraph-properties fo:margin-bottom="0in" fo:line-height="180%" fo:margin-left="-0.0034in" fo:margin-right="5.3965in">
        <style:tab-stops/>
      </style:paragraph-properties>
    </style:style>
    <style:style style:name="P58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59" style:parent-style-name="Normal" style:family="paragraph">
      <style:paragraph-properties fo:margin-left="-0.0034in" fo:margin-right="2.359in">
        <style:tab-stops/>
      </style:paragraph-properties>
    </style:style>
    <style:style style:name="P60" style:parent-style-name="Normal" style:family="paragraph">
      <style:paragraph-properties fo:margin-bottom="0.0013in" fo:line-height="179%" fo:margin-left="-0.0034in" fo:margin-right="3.6972in">
        <style:tab-stops/>
      </style:paragraph-properties>
    </style:style>
    <style:style style:name="P61" style:parent-style-name="Normal" style:family="paragraph">
      <style:paragraph-properties fo:margin-bottom="0.0006in" fo:line-height="179%" fo:margin-left="-0.0034in" fo:margin-right="5.0597in">
        <style:tab-stops/>
      </style:paragraph-properties>
    </style:style>
    <style:style style:name="P62" style:parent-style-name="Normal" style:family="paragraph">
      <style:paragraph-properties fo:margin-bottom="0.125in" fo:margin-left="0in" fo:margin-right="0in" fo:text-indent="0in">
        <style:tab-stops/>
      </style:paragraph-properties>
    </style:style>
    <style:style style:name="P63" style:parent-style-name="Normal" style:family="paragraph">
      <style:paragraph-properties fo:margin-bottom="0in" fo:line-height="180%" fo:margin-left="-0.0034in" fo:margin-right="4.4979in">
        <style:tab-stops/>
      </style:paragraph-properties>
    </style:style>
    <style:style style:name="P64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65" style:parent-style-name="Normal" style:family="paragraph">
      <style:paragraph-properties fo:margin-left="-0.0034in" fo:margin-right="2.359in">
        <style:tab-stops/>
      </style:paragraph-properties>
    </style:style>
    <style:style style:name="P66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67" style:parent-style-name="Normal" style:family="paragraph">
      <style:paragraph-properties fo:line-height="179%" fo:margin-left="-0.0034in" fo:margin-right="3.6986in">
        <style:tab-stops/>
      </style:paragraph-properties>
    </style:style>
    <style:style style:name="P68" style:parent-style-name="Normal" style:family="paragraph">
      <style:paragraph-properties fo:margin-bottom="0.125in" fo:margin-left="0in" fo:margin-right="0in" fo:text-indent="0in">
        <style:tab-stops/>
      </style:paragraph-properties>
    </style:style>
    <style:style style:name="P69" style:parent-style-name="Normal" style:family="paragraph">
      <style:paragraph-properties fo:margin-bottom="0.05in" fo:line-height="150%" fo:margin-left="-0.0034in" fo:margin-right="0in">
        <style:tab-stops/>
      </style:paragraph-properties>
    </style:style>
    <style:style style:name="P70" style:parent-style-name="Normal" style:family="paragraph">
      <style:paragraph-properties fo:margin-left="-0.0034in" fo:margin-right="2.359in">
        <style:tab-stops/>
      </style:paragraph-properties>
    </style:style>
    <style:style style:name="P71" style:parent-style-name="Normal" style:family="paragraph">
      <style:paragraph-properties fo:margin-left="-0.0034in" fo:margin-right="0in">
        <style:tab-stops/>
      </style:paragraph-properties>
    </style:style>
    <style:style style:name="P72" style:parent-style-name="Normal" style:family="paragraph">
      <style:paragraph-properties fo:margin-bottom="0.125in" fo:margin-left="0in" fo:margin-right="0in" fo:text-indent="0in">
        <style:tab-stops/>
      </style:paragraph-properties>
    </style:style>
    <style:style style:name="P73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74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75" style:parent-style-name="Normal" style:family="paragraph">
      <style:paragraph-properties fo:margin-left="-0.0034in" fo:margin-right="2.359in">
        <style:tab-stops/>
      </style:paragraph-properties>
    </style:style>
    <style:style style:name="P76" style:parent-style-name="Normal" style:family="paragraph">
      <style:paragraph-properties fo:margin-left="-0.0034in" fo:margin-right="2.359in">
        <style:tab-stops/>
      </style:paragraph-properties>
    </style:style>
    <style:style style:name="P77" style:parent-style-name="Normal" style:family="paragraph">
      <style:paragraph-properties fo:margin-bottom="0.1347in" fo:margin-left="0in" fo:margin-right="0in" fo:text-indent="0in">
        <style:tab-stops/>
      </style:paragraph-properties>
    </style:style>
    <style:style style:name="T78" style:parent-style-name="DefaultParagraphFont" style:family="text">
      <style:text-properties fo:font-size="12pt" style:font-size-asian="12pt"/>
    </style:style>
    <style:style style:name="P79" style:parent-style-name="Normal" style:family="paragraph">
      <style:paragraph-properties fo:margin-bottom="0.1347in" fo:margin-left="0in" fo:margin-right="0in" fo:text-indent="0in">
        <style:tab-stops/>
      </style:paragraph-properties>
    </style:style>
    <style:style style:name="T80" style:parent-style-name="DefaultParagraphFont" style:family="text">
      <style:text-properties fo:font-size="12pt" style:font-size-asian="12pt"/>
    </style:style>
    <style:style style:name="P81" style:parent-style-name="Normal" style:family="paragraph">
      <style:paragraph-properties fo:margin-bottom="0.1347in" fo:margin-left="0in" fo:margin-right="0in" fo:text-indent="0in">
        <style:tab-stops/>
      </style:paragraph-properties>
    </style:style>
    <style:style style:name="T82" style:parent-style-name="DefaultParagraphFont" style:family="text">
      <style:text-properties fo:font-size="12pt" style:font-size-asian="12pt"/>
    </style:style>
    <style:style style:name="P83" style:parent-style-name="Normal" style:family="paragraph">
      <style:paragraph-properties fo:margin-bottom="0.1347in" fo:margin-left="0in" fo:margin-right="0in" fo:text-indent="0in">
        <style:tab-stops/>
      </style:paragraph-properties>
    </style:style>
    <style:style style:name="T84" style:parent-style-name="DefaultParagraphFont" style:family="text">
      <style:text-properties fo:font-size="12pt" style:font-size-asian="12pt"/>
    </style:style>
    <style:style style:name="P85" style:parent-style-name="Normal" style:family="paragraph">
      <style:paragraph-properties fo:margin-bottom="0.1347in" fo:margin-left="0in" fo:margin-right="0in" fo:text-indent="0in">
        <style:tab-stops/>
      </style:paragraph-properties>
    </style:style>
    <style:style style:name="T86" style:parent-style-name="DefaultParagraphFont" style:family="text">
      <style:text-properties fo:font-size="12pt" style:font-size-asian="12pt"/>
    </style:style>
    <style:style style:name="P87" style:parent-style-name="Normal" style:family="paragraph">
      <style:paragraph-properties fo:margin-bottom="0.1312in" fo:margin-left="0in" fo:margin-right="0in" fo:text-indent="0in">
        <style:tab-stops/>
      </style:paragraph-properties>
    </style:style>
    <style:style style:name="T88" style:parent-style-name="DefaultParagraphFont" style:family="text">
      <style:text-properties fo:font-size="12pt" style:font-size-asian="12pt"/>
    </style:style>
    <style:style style:name="P89" style:parent-style-name="Normal" style:family="paragraph">
      <style:paragraph-properties fo:margin-bottom="0.1347in" fo:margin-left="0in" fo:margin-right="0in" fo:text-indent="0in">
        <style:tab-stops/>
      </style:paragraph-properties>
    </style:style>
    <style:style style:name="T90" style:parent-style-name="DefaultParagraphFont" style:family="text">
      <style:text-properties fo:font-size="12pt" style:font-size-asian="12pt"/>
    </style:style>
    <style:style style:name="P91" style:parent-style-name="Normal" style:family="paragraph">
      <style:paragraph-properties fo:margin-bottom="0.1916in" fo:margin-left="0in" fo:margin-right="0in" fo:text-indent="0in">
        <style:tab-stops/>
      </style:paragraph-properties>
    </style:style>
    <style:style style:name="T92" style:parent-style-name="DefaultParagraphFont" style:family="text">
      <style:text-properties fo:font-size="12pt" style:font-size-asian="12pt"/>
    </style:style>
    <style:style style:name="P93" style:parent-style-name="Normal" style:family="paragraph">
      <style:paragraph-properties fo:margin-bottom="0.0937in" fo:margin-left="0in" fo:margin-right="0in" fo:text-indent="0in">
        <style:tab-stops/>
      </style:paragraph-properties>
    </style:style>
    <style:style style:name="T94" style:parent-style-name="DefaultParagraphFont" style:family="text">
      <style:text-properties fo:font-weight="bold" style:font-weight-asian="bold" fo:font-size="16pt" style:font-size-asian="16pt"/>
    </style:style>
    <style:style style:name="P95" style:parent-style-name="Normal" style:family="paragraph">
      <style:paragraph-properties fo:margin-left="-0.0034in" fo:margin-right="2.359in">
        <style:tab-stops/>
      </style:paragraph-properties>
    </style:style>
    <style:style style:name="P96" style:parent-style-name="Normal" style:family="paragraph">
      <style:paragraph-properties fo:margin-bottom="0.125in" fo:margin-left="0in" fo:margin-right="0in" fo:text-indent="0in">
        <style:tab-stops/>
      </style:paragraph-properties>
    </style:style>
    <style:style style:name="P97" style:parent-style-name="Normal" style:family="paragraph">
      <style:paragraph-properties fo:margin-left="-0.0034in" fo:margin-right="2.359in">
        <style:tab-stops/>
      </style:paragraph-properties>
    </style:style>
    <style:style style:name="P98" style:parent-style-name="Normal" style:family="paragraph">
      <style:paragraph-properties fo:margin-bottom="0in" fo:line-height="180%" fo:margin-left="-0.0034in" fo:margin-right="1.6902in">
        <style:tab-stops/>
      </style:paragraph-properties>
    </style:style>
    <style:style style:name="P99" style:parent-style-name="Normal" style:family="paragraph">
      <style:paragraph-properties fo:margin-bottom="0.125in" fo:margin-left="0in" fo:margin-right="0in" fo:text-indent="0in">
        <style:tab-stops/>
      </style:paragraph-properties>
    </style:style>
    <style:style style:name="P100" style:parent-style-name="Normal" style:family="paragraph">
      <style:paragraph-properties fo:margin-bottom="0in" fo:line-height="180%" fo:margin-left="-0.0034in" fo:margin-right="2.7215in">
        <style:tab-stops/>
      </style:paragraph-properties>
    </style:style>
    <style:style style:name="P101" style:parent-style-name="Normal" style:family="paragraph">
      <style:paragraph-properties fo:margin-bottom="0in" fo:margin-left="0in" fo:margin-right="0in" fo:text-indent="0in">
        <style:tab-stops/>
      </style:paragraph-properties>
    </style:style>
    <style:style style:name="P102" style:parent-style-name="Normal" style:family="paragraph">
      <style:paragraph-properties fo:margin-left="-0.0034in" fo:margin-right="2.359in">
        <style:tab-stops/>
      </style:paragraph-properties>
    </style:style>
    <style:style style:name="P103" style:parent-style-name="Normal" style:family="paragraph">
      <style:paragraph-properties fo:margin-bottom="0.0027in" fo:line-height="178%" fo:margin-left="-0.0034in" fo:margin-right="5.3965in">
        <style:tab-stops/>
      </style:paragraph-properties>
    </style:style>
    <style:style style:name="P104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05" style:parent-style-name="Normal" style:family="paragraph">
      <style:paragraph-properties fo:margin-left="-0.0034in" fo:margin-right="2.359in">
        <style:tab-stops/>
      </style:paragraph-properties>
    </style:style>
    <style:style style:name="P106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07" style:parent-style-name="Normal" style:family="paragraph">
      <style:paragraph-properties fo:margin-left="-0.0034in" fo:margin-right="2.359in">
        <style:tab-stops/>
      </style:paragraph-properties>
    </style:style>
    <style:style style:name="P108" style:parent-style-name="Normal" style:family="paragraph">
      <style:paragraph-properties fo:margin-bottom="0in" fo:line-height="180%" fo:margin-left="-0.0034in" fo:margin-right="5.3965in">
        <style:tab-stops/>
      </style:paragraph-properties>
    </style:style>
    <style:style style:name="P109" style:parent-style-name="Normal" style:family="paragraph">
      <style:paragraph-properties fo:margin-bottom="0in" fo:line-height="180%" fo:margin-left="-0.0034in" fo:margin-right="2.7722in">
        <style:tab-stops/>
      </style:paragraph-properties>
    </style:style>
    <style:style style:name="P110" style:parent-style-name="Normal" style:family="paragraph">
      <style:paragraph-properties fo:margin-left="-0.0034in" fo:margin-right="2.359in">
        <style:tab-stops/>
      </style:paragraph-properties>
    </style:style>
    <style:style style:name="P111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12" style:parent-style-name="Normal" style:family="paragraph">
      <style:paragraph-properties fo:margin-bottom="0in" fo:line-height="180%" fo:margin-left="-0.0034in" fo:margin-right="2.6916in">
        <style:tab-stops/>
      </style:paragraph-properties>
    </style:style>
    <style:style style:name="P113" style:parent-style-name="Normal" style:family="paragraph">
      <style:paragraph-properties fo:margin-bottom="0.0006in" fo:line-height="179%" fo:margin-left="-0.0034in" fo:margin-right="3.9902in">
        <style:tab-stops/>
      </style:paragraph-properties>
    </style:style>
    <style:style style:name="P114" style:parent-style-name="Normal" style:family="paragraph">
      <style:paragraph-properties fo:margin-bottom="0in" fo:line-height="180%" fo:margin-left="-0.0034in" fo:margin-right="5.0923in">
        <style:tab-stops/>
      </style:paragraph-properties>
    </style:style>
    <style:style style:name="P115" style:parent-style-name="Normal" style:family="paragraph">
      <style:paragraph-properties fo:text-align="justify" fo:margin-bottom="0.1284in" fo:line-height="180%" fo:margin-left="-0.0034in" fo:margin-right="4.4826in">
        <style:tab-stops/>
      </style:paragraph-properties>
    </style:style>
    <style:style style:name="P116" style:parent-style-name="Normal" style:family="paragraph">
      <style:paragraph-properties fo:margin-left="-0.0034in" fo:margin-right="2.359in">
        <style:tab-stops/>
      </style:paragraph-properties>
    </style:style>
    <style:style style:name="P117" style:parent-style-name="Normal" style:family="paragraph">
      <style:paragraph-properties fo:margin-left="-0.0034in" fo:margin-right="2.359in">
        <style:tab-stops/>
      </style:paragraph-properties>
    </style:style>
    <style:style style:name="P118" style:parent-style-name="Normal" style:family="paragraph">
      <style:paragraph-properties fo:margin-left="-0.0034in" fo:margin-right="2.359in">
        <style:tab-stops/>
      </style:paragraph-properties>
    </style:style>
    <style:style style:name="P119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20" style:parent-style-name="Normal" style:family="paragraph">
      <style:paragraph-properties fo:margin-left="-0.0034in" fo:margin-right="2.359in">
        <style:tab-stops/>
      </style:paragraph-properties>
    </style:style>
    <style:style style:name="P121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22" style:parent-style-name="Normal" style:family="paragraph">
      <style:paragraph-properties fo:margin-bottom="0.0006in" fo:line-height="179%" fo:margin-left="-0.0034in" fo:margin-right="4.2888in">
        <style:tab-stops/>
      </style:paragraph-properties>
    </style:style>
    <style:style style:name="P123" style:parent-style-name="Normal" style:family="paragraph">
      <style:paragraph-properties fo:margin-left="-0.0034in" fo:margin-right="2.359in">
        <style:tab-stops/>
      </style:paragraph-properties>
    </style:style>
    <style:style style:name="P124" style:parent-style-name="Normal" style:family="paragraph">
      <style:paragraph-properties fo:margin-left="-0.0034in" fo:margin-right="2.359in">
        <style:tab-stops/>
      </style:paragraph-properties>
    </style:style>
    <style:style style:name="P125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26" style:parent-style-name="Normal" style:family="paragraph">
      <style:paragraph-properties fo:margin-left="-0.0034in" fo:margin-right="2.359in">
        <style:tab-stops/>
      </style:paragraph-properties>
    </style:style>
    <style:style style:name="P127" style:parent-style-name="Normal" style:family="paragraph">
      <style:paragraph-properties fo:margin-left="-0.0034in" fo:margin-right="2.359in">
        <style:tab-stops/>
      </style:paragraph-properties>
    </style:style>
    <style:style style:name="P128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29" style:parent-style-name="Normal" style:family="paragraph">
      <style:paragraph-properties fo:margin-bottom="0in" fo:line-height="180%" fo:margin-left="-0.0034in" fo:margin-right="4.5326in">
        <style:tab-stops/>
      </style:paragraph-properties>
    </style:style>
    <style:style style:name="P130" style:parent-style-name="Normal" style:family="paragraph">
      <style:paragraph-properties fo:margin-left="-0.0034in" fo:margin-right="2.359in">
        <style:tab-stops/>
      </style:paragraph-properties>
    </style:style>
    <style:style style:name="P131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32" style:parent-style-name="Normal" style:family="paragraph">
      <style:paragraph-properties fo:margin-bottom="0.0569in" fo:line-height="148%" fo:margin-left="-0.0034in" fo:margin-right="0in">
        <style:tab-stops/>
      </style:paragraph-properties>
    </style:style>
    <style:style style:name="P133" style:parent-style-name="Normal" style:family="paragraph">
      <style:paragraph-properties fo:margin-left="-0.0034in" fo:margin-right="2.359in">
        <style:tab-stops/>
      </style:paragraph-properties>
    </style:style>
    <style:style style:name="P134" style:parent-style-name="Normal" style:family="paragraph">
      <style:paragraph-properties fo:margin-left="-0.0034in" fo:margin-right="0in">
        <style:tab-stops/>
      </style:paragraph-properties>
    </style:style>
    <style:style style:name="P135" style:parent-style-name="Normal" style:family="paragraph">
      <style:paragraph-properties fo:margin-bottom="0in" fo:margin-left="0in" fo:margin-right="0in" fo:text-indent="0in">
        <style:tab-stops/>
      </style:paragraph-properties>
    </style:style>
    <style:style style:name="P136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37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38" style:parent-style-name="Normal" style:family="paragraph">
      <style:paragraph-properties fo:margin-left="-0.0034in" fo:margin-right="2.359in">
        <style:tab-stops/>
      </style:paragraph-properties>
    </style:style>
    <style:style style:name="P139" style:parent-style-name="Normal" style:family="paragraph">
      <style:paragraph-properties fo:margin-left="-0.0034in" fo:margin-right="2.359in">
        <style:tab-stops/>
      </style:paragraph-properties>
    </style:style>
    <style:style style:name="P140" style:parent-style-name="Normal" style:family="paragraph">
      <style:paragraph-properties fo:margin-bottom="0.125in" fo:margin-left="0in" fo:margin-right="0in" fo:text-indent="0in">
        <style:tab-stops/>
      </style:paragraph-properties>
    </style:style>
    <style:style style:name="P141" style:parent-style-name="Normal" style:family="paragraph">
      <style:paragraph-properties fo:margin-bottom="0.1645in" fo:margin-left="0in" fo:margin-right="0in" fo:text-indent="0in">
        <style:tab-stops/>
      </style:paragraph-properties>
    </style:style>
    <style:style style:name="P142" style:parent-style-name="Normal" style:family="paragraph">
      <style:paragraph-properties fo:margin-bottom="0.1118in" fo:margin-left="-0.0034in" fo:margin-right="0in">
        <style:tab-stops/>
      </style:paragraph-properties>
    </style:style>
    <style:style style:name="T143" style:parent-style-name="DefaultParagraphFont" style:family="text">
      <style:text-properties fo:font-weight="bold" style:font-weight-asian="bold" fo:font-size="14pt" style:font-size-asian="14pt"/>
    </style:style>
    <style:style style:name="P144" style:parent-style-name="Normal" style:family="paragraph">
      <style:paragraph-properties fo:margin-left="-0.0034in" fo:margin-right="2.359in">
        <style:tab-stops/>
      </style:paragraph-properties>
    </style:style>
    <style:style style:name="P145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46" style:parent-style-name="Normal" style:family="paragraph">
      <style:paragraph-properties fo:margin-left="-0.0034in" fo:margin-right="2.359in">
        <style:tab-stops/>
      </style:paragraph-properties>
    </style:style>
    <style:style style:name="P147" style:parent-style-name="Normal" style:family="paragraph">
      <style:paragraph-properties fo:margin-bottom="0.0034in" fo:line-height="178%" fo:margin-left="-0.0034in" fo:margin-right="1.8104in">
        <style:tab-stops/>
      </style:paragraph-properties>
    </style:style>
    <style:style style:name="P148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49" style:parent-style-name="Normal" style:family="paragraph">
      <style:paragraph-properties fo:margin-bottom="0.0034in" fo:line-height="178%" fo:margin-left="-0.0034in" fo:margin-right="2.7215in">
        <style:tab-stops/>
      </style:paragraph-properties>
    </style:style>
    <style:style style:name="P150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51" style:parent-style-name="Normal" style:family="paragraph">
      <style:paragraph-properties fo:margin-left="-0.0034in" fo:margin-right="2.359in">
        <style:tab-stops/>
      </style:paragraph-properties>
    </style:style>
    <style:style style:name="P152" style:parent-style-name="Normal" style:family="paragraph">
      <style:paragraph-properties fo:margin-bottom="0.0034in" fo:line-height="178%" fo:margin-left="-0.0034in" fo:margin-right="5.3965in">
        <style:tab-stops/>
      </style:paragraph-properties>
    </style:style>
    <style:style style:name="P153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54" style:parent-style-name="Normal" style:family="paragraph">
      <style:paragraph-properties fo:margin-left="-0.0034in" fo:margin-right="2.359in">
        <style:tab-stops/>
      </style:paragraph-properties>
    </style:style>
    <style:style style:name="P155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56" style:parent-style-name="Normal" style:family="paragraph">
      <style:paragraph-properties fo:margin-left="-0.0034in" fo:margin-right="2.359in">
        <style:tab-stops/>
      </style:paragraph-properties>
    </style:style>
    <style:style style:name="P157" style:parent-style-name="Normal" style:family="paragraph">
      <style:paragraph-properties fo:margin-bottom="0.0034in" fo:line-height="178%" fo:margin-left="-0.0034in" fo:margin-right="5.3965in">
        <style:tab-stops/>
      </style:paragraph-properties>
    </style:style>
    <style:style style:name="P158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59" style:parent-style-name="Normal" style:family="paragraph">
      <style:paragraph-properties fo:margin-left="-0.0034in" fo:margin-right="2.359in">
        <style:tab-stops/>
      </style:paragraph-properties>
    </style:style>
    <style:style style:name="P160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61" style:parent-style-name="Normal" style:family="paragraph">
      <style:paragraph-properties fo:margin-left="-0.0034in" fo:margin-right="2.359in">
        <style:tab-stops/>
      </style:paragraph-properties>
    </style:style>
    <style:style style:name="P162" style:parent-style-name="Normal" style:family="paragraph">
      <style:paragraph-properties fo:margin-bottom="0in" fo:line-height="180%" fo:margin-left="-0.0034in" fo:margin-right="5.3965in">
        <style:tab-stops/>
      </style:paragraph-properties>
    </style:style>
    <style:style style:name="P163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64" style:parent-style-name="Normal" style:family="paragraph">
      <style:paragraph-properties fo:margin-left="-0.0034in" fo:margin-right="2.359in">
        <style:tab-stops/>
      </style:paragraph-properties>
    </style:style>
    <style:style style:name="P165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66" style:parent-style-name="Normal" style:family="paragraph">
      <style:paragraph-properties fo:margin-bottom="0in" fo:line-height="180%" fo:margin-left="-0.0034in" fo:margin-right="0.7159in">
        <style:tab-stops/>
      </style:paragraph-properties>
    </style:style>
    <style:style style:name="P167" style:parent-style-name="Normal" style:family="paragraph">
      <style:paragraph-properties fo:margin-left="-0.0034in" fo:margin-right="2.359in">
        <style:tab-stops/>
      </style:paragraph-properties>
    </style:style>
    <style:style style:name="P168" style:parent-style-name="Normal" style:family="paragraph">
      <style:paragraph-properties fo:margin-left="-0.0034in" fo:margin-right="2.359in">
        <style:tab-stops/>
      </style:paragraph-properties>
    </style:style>
    <style:style style:name="P169" style:parent-style-name="Normal" style:family="paragraph">
      <style:paragraph-properties fo:margin-left="-0.0034in" fo:margin-right="2.359in">
        <style:tab-stops/>
      </style:paragraph-properties>
    </style:style>
    <style:style style:name="P170" style:parent-style-name="Normal" style:family="paragraph">
      <style:paragraph-properties fo:margin-left="-0.0034in" fo:margin-right="2.359in">
        <style:tab-stops/>
      </style:paragraph-properties>
    </style:style>
    <style:style style:name="P171" style:parent-style-name="Normal" style:family="paragraph">
      <style:paragraph-properties fo:margin-bottom="0.0006in" fo:line-height="179%" fo:margin-left="-0.0034in" fo:margin-right="4.7201in">
        <style:tab-stops/>
      </style:paragraph-properties>
    </style:style>
    <style:style style:name="P172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73" style:parent-style-name="Normal" style:family="paragraph">
      <style:paragraph-properties fo:margin-bottom="0.0013in" fo:line-height="179%" fo:margin-left="-0.0034in" fo:margin-right="4.4256in">
        <style:tab-stops/>
      </style:paragraph-properties>
    </style:style>
    <style:style style:name="P174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75" style:parent-style-name="Normal" style:family="paragraph">
      <style:paragraph-properties fo:margin-bottom="0.0013in" fo:line-height="179%" fo:margin-left="-0.0034in" fo:margin-right="4.409in">
        <style:tab-stops/>
      </style:paragraph-properties>
    </style:style>
    <style:style style:name="P176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77" style:parent-style-name="Normal" style:family="paragraph">
      <style:paragraph-properties fo:line-height="179%" fo:margin-left="-0.0034in" fo:margin-right="4.393in">
        <style:tab-stops/>
      </style:paragraph-properties>
    </style:style>
    <style:style style:name="P178" style:parent-style-name="Normal" style:family="paragraph">
      <style:paragraph-properties fo:margin-left="-0.0034in" fo:margin-right="2.359in">
        <style:tab-stops/>
      </style:paragraph-properties>
    </style:style>
    <style:style style:name="P179" style:parent-style-name="Normal" style:family="paragraph">
      <style:paragraph-properties fo:margin-left="-0.0034in" fo:margin-right="2.359in">
        <style:tab-stops/>
      </style:paragraph-properties>
    </style:style>
    <style:style style:name="P180" style:parent-style-name="Normal" style:family="paragraph">
      <style:paragraph-properties fo:margin-bottom="0in" fo:line-height="180%" fo:margin-left="-0.0034in" fo:margin-right="5.6138in">
        <style:tab-stops/>
      </style:paragraph-properties>
    </style:style>
    <style:style style:name="P181" style:parent-style-name="Normal" style:family="paragraph">
      <style:paragraph-properties fo:margin-bottom="0.0027in" fo:line-height="178%" fo:margin-left="-0.0034in" fo:margin-right="3.727in">
        <style:tab-stops/>
      </style:paragraph-properties>
    </style:style>
    <style:style style:name="P182" style:parent-style-name="Normal" style:family="paragraph">
      <style:paragraph-properties fo:margin-bottom="0in" fo:line-height="180%" fo:margin-left="-0.0034in" fo:margin-right="4.5993in">
        <style:tab-stops/>
      </style:paragraph-properties>
    </style:style>
    <style:style style:name="P183" style:parent-style-name="Normal" style:family="paragraph">
      <style:paragraph-properties fo:margin-left="-0.0034in" fo:margin-right="2.359in">
        <style:tab-stops/>
      </style:paragraph-properties>
    </style:style>
    <style:style style:name="P184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85" style:parent-style-name="Normal" style:family="paragraph">
      <style:paragraph-properties fo:margin-bottom="0.0569in" fo:line-height="148%" fo:margin-left="-0.0034in" fo:margin-right="0in">
        <style:tab-stops/>
      </style:paragraph-properties>
    </style:style>
    <style:style style:name="P186" style:parent-style-name="Normal" style:family="paragraph">
      <style:paragraph-properties fo:margin-left="-0.0034in" fo:margin-right="2.359in">
        <style:tab-stops/>
      </style:paragraph-properties>
    </style:style>
    <style:style style:name="P187" style:parent-style-name="Normal" style:family="paragraph">
      <style:paragraph-properties fo:margin-left="-0.0034in" fo:margin-right="0in">
        <style:tab-stops/>
      </style:paragraph-properties>
    </style:style>
    <style:style style:name="P188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89" style:parent-style-name="Normal" style:family="paragraph">
      <style:paragraph-properties fo:margin-bottom="0in" fo:line-height="180%" fo:margin-left="-0.0034in" fo:margin-right="2.359in">
        <style:tab-stops/>
      </style:paragraph-properties>
    </style:style>
    <style:style style:name="P190" style:parent-style-name="Normal" style:family="paragraph">
      <style:paragraph-properties fo:margin-bottom="0.1284in" fo:margin-left="0in" fo:margin-right="0in" fo:text-indent="0in">
        <style:tab-stops/>
      </style:paragraph-properties>
    </style:style>
    <style:style style:name="P191" style:parent-style-name="Normal" style:family="paragraph">
      <style:paragraph-properties fo:margin-left="-0.0034in" fo:margin-right="2.359in">
        <style:tab-stops/>
      </style:paragraph-properties>
    </style:style>
    <style:style style:name="P192" style:parent-style-name="Normal" style:family="paragraph">
      <style:paragraph-properties fo:margin-left="-0.0034in" fo:margin-right="2.359in">
        <style:tab-stops/>
      </style:paragraph-properties>
    </style:style>
    <style:style style:name="P193" style:parent-style-name="Normal" style:family="paragraph">
      <style:paragraph-properties fo:margin-bottom="0in" fo:margin-left="0in" fo:margin-right="0in" fo:text-indent="0in">
        <style:tab-stops/>
      </style:paragraph-properties>
    </style:style>
    <style:style style:name="T194" style:parent-style-name="DefaultParagraphFont" style:family="text">
      <style:text-properties fo:font-size="12pt" style:font-size-asian="12pt"/>
    </style:style>
  </office:automatic-styles>
  <office:body>
    <office:text text:use-soft-page-breaks="true">
      <text:p text:style-name="P1"><text:span text:style-name="T2">CPU scheduling algorithms</text:span><text:span text:style-name="T3"><text:s/></text:span></text:p>
      <text:p text:style-name="P4"><text:span text:style-name="T5"><text:s/></text:span></text:p>
      <text:h text:style-name="Heading1" text:outline-level="1"><text:span text:style-name="T6">a)</text:span><text:span text:style-name="T7"><text:s/></text:span>FCFS<text:span text:style-name="T8"><text:s/></text:span></text:h>
      <text:p text:style-name="P9">#include&lt;stdio.h&gt; int main() {<text:s/></text:p>
      <text:p text:style-name="P10">int bt[20], wt[20], tat[20], i, n; <text:s/>float wtavg, tatavg;<text:s/></text:p>
      <text:p text:style-name="P11">printf("\nEnter the number of processes -- "); <text:s/>scanf("%d", &amp;n); for(i=0;i&lt;n;i++)<text:s/></text:p>
      <text:p text:style-name="P12">{<text:s/></text:p>
      <text:p text:style-name="P13">printf("\nEnter Burst Time for Process %d -- ", i); <text:s/>scanf("%d", &amp;bt[i]);<text:s/></text:p>
      <text:p text:style-name="P14">}<text:s/></text:p>
      <text:p text:style-name="P15">wt[0] = wtavg = 0; <text:s/>tat[0] = tatavg = bt[0]; <text:s/>for(i=1;i&lt;n;i++)<text:s/></text:p>
      <text:p text:style-name="P16">{<text:s/></text:p>
      <text:p text:style-name="P17">wt[i] = wt[i-1] +bt[i-1]; tat[i] = tat[i-1] +bt[i]; <text:s/>wtavg = wtavg + wt[i]; <text:s/>tatavg = tatavg + tat[i];<text:s/></text:p>
      <text:p text:style-name="P18">}<text:s/></text:p>
      <text:p text:style-name="P19">printf("\t PROCESS \tBURST TIME \t WAITING TIME\t TURNAROUND TIME\n"); for(i=0;i&lt;n;i++)<text:s/></text:p>
      <text:p text:style-name="P20">printf("\n\t P%d \t\t %d \t\t %d \t\t %d", i, bt[i], wt[i], tat[i]); <text:s/>printf("\nAverage Waiting Time -- %f", wtavg/n); printf("\nAverage Turnaround Time -- %f", tatavg/n); <text:s/>return 0;<text:s/></text:p>
      <text:p text:style-name="P21">}<text:s/></text:p>
      <text:p text:style-name="P22"><text:span text:style-name="T23"><text:s/></text:span></text:p>
      <text:p text:style-name="P24"><text:span text:style-name="T25"><text:s/></text:span></text:p>
      <text:soft-page-break/>
      <text:p text:style-name="P26"><text:span text:style-name="T27">b)SJF (Non-Pre-emptive)<text:s/></text:span></text:p>
      <text:p text:style-name="P28">#include&lt;stdio.h&gt; <text:s/>int main() {<text:s/></text:p>
      <text:p text:style-name="P29">int p[20], bt[20], wt[20], tat[20], i, k, n, temp; <text:s/>float wtavg, tatavg; printf("\nEnter the number of processes -- "); <text:s/>scanf("%d", &amp;n); for(i=0;i&lt;n;i++) { p[i]=i;<text:s/></text:p>
      <text:p text:style-name="P30">printf("Enter Burst Time for Process %d -- ", i); <text:s/>scanf("%d", &amp;bt[i]);<text:s/></text:p>
      <text:p text:style-name="P31">} for(i=0;i&lt;n;i++) <text:s/>for(k=i+1;k&lt;n;k++) <text:s/>if(bt[i]&gt;bt[k]) { temp=bt[i]; <text:s/>bt[i]=bt[k]; <text:s/>bt[k]=temp;<text:s/></text:p>
      <text:p text:style-name="P32"><text:s/></text:p>
      <text:p text:style-name="P33">temp=p[i]; <text:s/>p[i]=p[k]; <text:s/>p[k]=temp; } wt[0] = wtavg = 0; tat[0] = tatavg = bt[0]; <text:s/>for(i=1;i&lt;n;i++)<text:s/></text:p>
      <text:p text:style-name="P34">{<text:s/></text:p>
      <text:p text:style-name="P35">wt[i] = wt[i-1] +bt[i-1]; tat[i] = tat[i-1] +bt[i]; <text:s/>wtavg = wtavg + wt[i]; <text:s/>tatavg = tatavg + tat[i];<text:s/></text:p>
      <text:p text:style-name="P36">}<text:s/></text:p>
      <text:p text:style-name="P37">printf("\n\t PROCESS \tBURST TIME \t WAITING TIME\t TURNAROUND TIME\n"); for(i=0;i&lt;n;i++)<text:s/></text:p>
      <text:soft-page-break/>
      <text:p text:style-name="P38">printf("\n\t P%d \t\t %d \t\t %d \t\t %d", p[i], bt[i], wt[i], tat[i]); <text:s/>printf("\nAverage Waiting Time -- %f", wtavg/n); printf("\nAverage Turnaround Time -- %f", tatavg/n); <text:s/>return 0;<text:s/></text:p>
      <text:p text:style-name="P39">}<text:s/><text:span text:style-name="T40"><text:s/></text:span></text:p>
      <text:p text:style-name="P41"><text:span text:style-name="T42">When Arrival Time is User should provide in SJF:<text:s/></text:span></text:p>
      <text:p text:style-name="P43">#include&lt;stdio.h&gt;<text:s/></text:p>
      <text:p text:style-name="P44"><text:s/></text:p>
      <text:p text:style-name="P45">int main(){<text:s/></text:p>
      <text:p text:style-name="P46"><text:s text:c="4"/>int p[20], bt[20],at[20],wt[20],tat[20],i,n,k,temp; <text:s text:c="4"/>float wtavg,tatavg;<text:s/></text:p>
      <text:p text:style-name="P47"><text:s/></text:p>
      <text:p text:style-name="P48"><text:s text:c="4"/>printf("Enter the no of process --"); <text:s text:c="4"/>scanf("%d",&amp;n);<text:s/></text:p>
      <text:p text:style-name="P49"><text:s/></text:p>
      <text:p text:style-name="P50"><text:s text:c="4"/>for(i=0;i&lt;n;i++)<text:s/></text:p>
      <text:p text:style-name="P51"><text:s text:c="4"/>{ <text:s text:c="8"/>p[i]=i;<text:s/></text:p>
      <text:p text:style-name="P52"><text:s text:c="8"/>printf("Enter the Arrival time for process %d --",i);<text:s/></text:p>
      <text:p text:style-name="P53"><text:s text:c="8"/>scanf("%d",&amp;at[i]);<text:s/></text:p>
      <text:p text:style-name="P54"><text:s text:c="4"/>}<text:s/></text:p>
      <text:p text:style-name="P55"><text:s/></text:p>
      <text:p text:style-name="P56"><text:s text:c="4"/>for(i=0;i&lt;n;i++)<text:s/></text:p>
      <text:p text:style-name="P57"><text:s text:c="4"/>{ <text:s text:c="8"/>p[i]=i;<text:s/></text:p>
      <text:p text:style-name="P58"><text:s text:c="8"/>printf("Enter the Burst time for process %d --",i); <text:s text:c="8"/>scanf("%d",&amp;bt[i]);<text:s/></text:p>
      <text:p text:style-name="P59"><text:s text:c="4"/>}<text:s/></text:p>
      <text:p text:style-name="P60"><text:s text:c="4"/>for(i=0;i&lt;n;i++) <text:s text:c="8"/>for(k=i+1;k&lt;n;k++) <text:s text:c="8"/>if(bt[i]&gt;bt[k])<text:s/></text:p>
      <text:soft-page-break/>
      <text:p text:style-name="P61"><text:s text:c="4"/>{ <text:s text:c="8"/>temp=bt[i]; <text:s text:c="8"/>bt[i]=bt[k]; <text:s text:c="8"/>bt[k]=temp;<text:s/></text:p>
      <text:p text:style-name="P62"><text:s/></text:p>
      <text:p text:style-name="P63"><text:s text:c="8"/>temp=p[i]; <text:s text:c="8"/>p[i]=p[k]; <text:s text:c="8"/>p[k]=temp;<text:s/></text:p>
      <text:p text:style-name="P64"><text:s/></text:p>
      <text:p text:style-name="P65"><text:s text:c="4"/>}<text:s/></text:p>
      <text:p text:style-name="P66"><text:s/></text:p>
      <text:p text:style-name="P67"><text:s text:c="4"/>wt[0]=wtavg=0; <text:s text:c="4"/>tat[0]=tatavg=bt[0]; <text:s text:c="4"/>for(i=1;i&lt;n;i++){ <text:s text:c="8"/>wt[i]=wt[i-1]+bt[i-1]; <text:s text:c="8"/>tat[i]=wt[i]+bt[i]; <text:s text:c="8"/>wtavg=wtavg+wt[i]; <text:s text:c="8"/>tatavg=tatavg+tat[i]; <text:s text:c="4"/>}<text:s/></text:p>
      <text:p text:style-name="P68"><text:s/></text:p>
      <text:p text:style-name="P69"><text:s text:c="4"/>printf("\t PROCESS\tARRIVAL TIME\tBURST TIME\t WAITING TIME\t TURN AROUNT TIME\n");<text:s/></text:p>
      <text:p text:style-name="P70"><text:s text:c="4"/>for(i=0;i&lt;n;i++)<text:s/></text:p>
      <text:p text:style-name="P71"><text:s text:c="8"/>printf("\n\tP%d\t\t%d\t\t%d\t\t%d\t\t%d",i,at[i],bt[i],wt[i],tat[i]);<text:s/></text:p>
      <text:p text:style-name="P72"><text:s/></text:p>
      <text:p text:style-name="P73"><text:s text:c="4"/>printf("\n Average waiting time -- %f",wtavg/n); <text:s text:c="4"/>printf("\n Average Turn Around Time -- %f",tatavg/n);<text:s/></text:p>
      <text:p text:style-name="P74"><text:s/></text:p>
      <text:p text:style-name="P75"><text:s text:c="4"/>return 0;<text:s/></text:p>
      <text:p text:style-name="P76">}<text:s/></text:p>
      <text:p text:style-name="P77"><text:span text:style-name="T78"><text:s/></text:span></text:p>
      <text:p text:style-name="P79"><text:span text:style-name="T80"><text:s/></text:span></text:p>
      <text:soft-page-break/>
      <text:p text:style-name="P81"><text:span text:style-name="T82"><text:s/></text:span></text:p>
      <text:p text:style-name="P83"><text:span text:style-name="T84"><text:s/></text:span></text:p>
      <text:p text:style-name="P85"><text:span text:style-name="T86"><text:s/></text:span></text:p>
      <text:p text:style-name="P87"><text:span text:style-name="T88"><text:s/></text:span></text:p>
      <text:p text:style-name="P89"><text:span text:style-name="T90"><text:s/></text:span></text:p>
      <text:p text:style-name="P91"><text:span text:style-name="T92"><text:s/></text:span></text:p>
      <text:p text:style-name="P93"><text:span text:style-name="T94">Round Robin:<text:s/></text:span></text:p>
      <text:p text:style-name="P95">#include&lt;stdio.h&gt;<text:s/></text:p>
      <text:p text:style-name="P96"><text:s/></text:p>
      <text:p text:style-name="P97">int main(){<text:s/></text:p>
      <text:p text:style-name="P98"><text:s text:c="4"/>int p[20], bt[20], at[20], wt[20], tat[20], rt[20], i, n, k, temp, t, q; <text:s text:c="4"/>float wtavg, tatavg;<text:s/></text:p>
      <text:p text:style-name="P99"><text:s/></text:p>
      <text:p text:style-name="P100"><text:s text:c="4"/>printf("Enter the no of process --"); <text:s text:c="4"/>scanf("%d",&amp;n);<text:s/></text:p>
      <text:p text:style-name="P101"><text:s/></text:p>
      <text:p text:style-name="P102"><text:s text:c="4"/>for(i=0;i&lt;n;i++)<text:s/></text:p>
      <text:p text:style-name="P103"><text:s text:c="4"/>{ <text:s text:c="8"/>p[i]=i;<text:s/></text:p>
      <text:p text:style-name="P104"><text:s text:c="8"/>printf("Enter the Arrival time for process %d --",i); <text:s text:c="8"/>scanf("%d",&amp;at[i]);<text:s/></text:p>
      <text:p text:style-name="P105"><text:s text:c="4"/>}<text:s/></text:p>
      <text:p text:style-name="P106"><text:s/></text:p>
      <text:p text:style-name="P107"><text:s text:c="4"/>for(i=0;i&lt;n;i++)<text:s/></text:p>
      <text:p text:style-name="P108"><text:s text:c="4"/>{ <text:s text:c="8"/>p[i]=i;<text:s/></text:p>
      <text:p text:style-name="P109"><text:s text:c="8"/>printf("Enter the Burst time for process %d --",i); <text:s text:c="8"/>scanf("%d",&amp;bt[i]); <text:s text:c="8"/>rt[i] = bt[i]; // initialize remaining time<text:s/></text:p>
      <text:p text:style-name="P110"><text:s text:c="4"/>}<text:s/></text:p>
      <text:p text:style-name="P111"><text:s/></text:p>
      <text:soft-page-break/>
      <text:p text:style-name="P112"><text:s text:c="4"/>printf("Enter the time quantum --"); <text:s text:c="4"/>scanf("%d",&amp;q);<text:s/></text:p>
      <text:p text:style-name="P113"><text:s text:c="5"/>t = 0; <text:s text:c="4"/>while(1) { <text:s text:c="8"/>int flag = 0; <text:s text:c="8"/>for(i=0;i&lt;n;i++) { <text:s text:c="12"/>if(at[i] &lt;= t &amp;&amp; rt[i] &gt; 0) { <text:s text:c="16"/>if(rt[i] &gt; q) { <text:s text:c="20"/>rt[i] -= q; <text:s text:c="20"/>t += q;<text:s/></text:p>
      <text:p text:style-name="P114"><text:s text:c="16"/>} <text:s/>else {<text:s/></text:p>
      <text:p text:style-name="P115"><text:s text:c="20"/>t += rt[i]; <text:s text:c="20"/>rt[i] = 0; <text:s text:c="20"/>flag = 1;<text:s/></text:p>
      <text:p text:style-name="P116"><text:s text:c="16"/>}<text:s/></text:p>
      <text:p text:style-name="P117"><text:s text:c="12"/>}<text:s/></text:p>
      <text:p text:style-name="P118"><text:s text:c="8"/>}<text:s/></text:p>
      <text:p text:style-name="P119"><text:s/></text:p>
      <text:p text:style-name="P120"><text:s text:c="8"/>if(flag == 0) t++;<text:s/></text:p>
      <text:p text:style-name="P121"><text:s/></text:p>
      <text:p text:style-name="P122"><text:s text:c="8"/>int all_done = 1; <text:s text:c="8"/>for(i=0;i&lt;n;i++) { <text:s text:c="12"/>if(rt[i] &gt; 0) { <text:s text:c="16"/>all_done = 0; <text:s text:c="16"/>break;<text:s/></text:p>
      <text:p text:style-name="P123"><text:s text:c="12"/>}<text:s/></text:p>
      <text:p text:style-name="P124"><text:s text:c="8"/>}<text:s/></text:p>
      <text:p text:style-name="P125"><text:s/></text:p>
      <text:p text:style-name="P126"><text:s text:c="8"/>if(all_done) break;<text:s/></text:p>
      <text:p text:style-name="P127"><text:s text:c="4"/>}<text:s/></text:p>
      <text:p text:style-name="P128"><text:s/></text:p>
      <text:soft-page-break/>
      <text:p text:style-name="P129"><text:s text:c="4"/>wtavg = tatavg = 0; <text:s text:c="4"/>for(i=0;i&lt;n;i++) { <text:s text:c="8"/>tat[i] = t - at[i]; <text:s text:c="8"/>wt[i] = tat[i] - bt[i]; <text:s text:c="8"/>wtavg += wt[i]; <text:s text:c="8"/>tatavg += tat[i];<text:s/></text:p>
      <text:p text:style-name="P130"><text:s text:c="4"/>}<text:s/></text:p>
      <text:p text:style-name="P131"><text:s/></text:p>
      <text:p text:style-name="P132"><text:s text:c="4"/>printf("\t PROCESS\tARRIVAL TIME\tBURST TIME\t WAITING TIME\t TURN AROUNT TIME\n");<text:s/></text:p>
      <text:p text:style-name="P133"><text:s text:c="4"/>for(i=0;i&lt;n;i++)<text:s/></text:p>
      <text:p text:style-name="P134"><text:s text:c="8"/>printf("\n\tP%d\t\t%d\t\t%d\t\t%d\t\t%d",i,at[i],bt[i],wt[i],tat[i]);<text:s/></text:p>
      <text:p text:style-name="P135"><text:s/></text:p>
      <text:p text:style-name="P136"><text:s text:c="4"/>printf("\n Average waiting time -- %f",wtavg/n); <text:s text:c="4"/>printf("\n Average Turn Around Time -- %f",tatavg/n);<text:s/></text:p>
      <text:p text:style-name="P137"><text:s/></text:p>
      <text:p text:style-name="P138"><text:s text:c="4"/>return 0;<text:s/></text:p>
      <text:p text:style-name="P139">}<text:s/></text:p>
      <text:p text:style-name="P140"><text:s/></text:p>
      <text:p text:style-name="P141"><text:s/></text:p>
      <text:p text:style-name="P142"><text:span text:style-name="T143">Priority:<text:s/></text:span></text:p>
      <text:p text:style-name="P144">#include&lt;stdio.h&gt;<text:s/></text:p>
      <text:p text:style-name="P145"><text:s/></text:p>
      <text:p text:style-name="P146">int main(){<text:s/></text:p>
      <text:p text:style-name="P147"><text:s text:c="4"/>int p[20], bt[20], at[20], pr[20], wt[20], tat[20], i, n, k, temp, t; <text:s text:c="4"/>float wtavg, tatavg;<text:s/></text:p>
      <text:p text:style-name="P148"><text:s/></text:p>
      <text:p text:style-name="P149"><text:s text:c="4"/>printf("Enter the no of process --"); <text:s text:c="4"/>scanf("%d",&amp;n);<text:s/></text:p>
      <text:p text:style-name="P150"><text:s/></text:p>
      <text:p text:style-name="P151"><text:s text:c="4"/>for(i=0;i&lt;n;i++)<text:s/></text:p>
      <text:soft-page-break/>
      <text:p text:style-name="P152"><text:s text:c="4"/>{ <text:s text:c="8"/>p[i]=i;<text:s/></text:p>
      <text:p text:style-name="P153"><text:s text:c="8"/>printf("Enter the Arrival time for process %d --",i); <text:s text:c="8"/>scanf("%d",&amp;at[i]);<text:s/></text:p>
      <text:p text:style-name="P154"><text:s text:c="4"/>}<text:s/></text:p>
      <text:p text:style-name="P155"><text:s/></text:p>
      <text:p text:style-name="P156"><text:s text:c="4"/>for(i=0;i&lt;n;i++)<text:s/></text:p>
      <text:p text:style-name="P157"><text:s text:c="4"/>{ <text:s text:c="8"/>p[i]=i;<text:s/></text:p>
      <text:p text:style-name="P158"><text:s text:c="8"/>printf("Enter the Burst time for process %d --",i); <text:s text:c="8"/>scanf("%d",&amp;bt[i]);<text:s/></text:p>
      <text:p text:style-name="P159"><text:s text:c="4"/>}<text:s/></text:p>
      <text:p text:style-name="P160"><text:s/></text:p>
      <text:p text:style-name="P161"><text:s text:c="4"/>for(i=0;i&lt;n;i++)<text:s/></text:p>
      <text:p text:style-name="P162"><text:s text:c="4"/>{ <text:s text:c="8"/>p[i]=i;<text:s/></text:p>
      <text:p text:style-name="P163"><text:s text:c="8"/>printf("Enter the Priority for process %d --",i); <text:s text:c="8"/>scanf("%d",&amp;pr[i]);<text:s/></text:p>
      <text:p text:style-name="P164"><text:s text:c="4"/>}<text:s/></text:p>
      <text:p text:style-name="P165"><text:s/></text:p>
      <text:p text:style-name="P166"><text:s text:c="4"/>// Sorting based on priority in descending order (higher priority first) <text:s text:c="4"/>for(i=0;i&lt;n;i++)<text:s/></text:p>
      <text:p text:style-name="P167"><text:s text:c="4"/>{<text:s/></text:p>
      <text:p text:style-name="P168"><text:s text:c="8"/>for(k=i+1;k&lt;n;k++)<text:s/></text:p>
      <text:p text:style-name="P169"><text:s text:c="8"/>{<text:s/></text:p>
      <text:p text:style-name="P170"><text:s text:c="12"/>if(pr[i] &lt; pr[k])<text:s/></text:p>
      <text:p text:style-name="P171"><text:s text:c="12"/>{ <text:s text:c="16"/>temp = p[i]; <text:s text:c="16"/>p[i] = p[k]; <text:s text:c="16"/>p[k] = temp;<text:s/></text:p>
      <text:p text:style-name="P172"><text:s/></text:p>
      <text:soft-page-break/>
      <text:p text:style-name="P173"><text:s text:c="16"/>temp = at[i]; <text:s text:c="16"/>at[i] = at[k]; <text:s text:c="16"/>at[k] = temp;<text:s/></text:p>
      <text:p text:style-name="P174"><text:s/></text:p>
      <text:p text:style-name="P175"><text:s text:c="16"/>temp = bt[i]; <text:s text:c="16"/>bt[i] = bt[k]; <text:s text:c="16"/>bt[k] = temp;<text:s/></text:p>
      <text:p text:style-name="P176"><text:s/></text:p>
      <text:p text:style-name="P177"><text:s text:c="16"/>temp = pr[i]; <text:s text:c="16"/>pr[i] = pr[k]; <text:s text:c="16"/>pr[k] = temp; <text:s text:c="12"/>}<text:s/></text:p>
      <text:p text:style-name="P178"><text:s text:c="8"/>}<text:s/></text:p>
      <text:p text:style-name="P179"><text:s text:c="4"/>}<text:s/></text:p>
      <text:p text:style-name="P180"><text:s text:c="5"/>t = 0;<text:s/></text:p>
      <text:p text:style-name="P181"><text:s text:c="4"/>wtavg = tatavg = 0; <text:s text:c="4"/>for(i=0;i&lt;n;i++)<text:s/></text:p>
      <text:p text:style-name="P182"><text:s text:c="4"/>{ <text:s text:c="8"/>t += bt[i]; <text:s text:c="8"/>tat[i] = t - at[i]; <text:s text:c="8"/>wt[i] = tat[i] - bt[i]; <text:s text:c="8"/>wtavg += wt[i]; <text:s text:c="8"/>tatavg += tat[i];<text:s/></text:p>
      <text:p text:style-name="P183"><text:s text:c="4"/>}<text:s/></text:p>
      <text:p text:style-name="P184"><text:s/></text:p>
      <text:p text:style-name="P185"><text:s text:c="4"/>printf("\t PROCESS\tARRIVAL TIME\tBURST TIME\tPRIORITY\t WAITING TIME\t TURN AROUNT TIME\n");<text:s/></text:p>
      <text:p text:style-name="P186"><text:s text:c="4"/>for(i=0;i&lt;n;i++)<text:s/></text:p>
      <text:p text:style-name="P187"><text:s text:c="8"/>printf("\n\tP%d\t\t%d\t\t%d\t\t%d\t\t%d\t\t%d",p[i],at[i],bt[i],pr[i],wt[i],tat[i]);<text:s/></text:p>
      <text:p text:style-name="P188"><text:s/></text:p>
      <text:soft-page-break/>
      <text:p text:style-name="P189"><text:s text:c="4"/>printf("\n Average waiting time -- %f",wtavg/n); <text:s text:c="4"/>printf("\n Average Turn Around Time -- %f",tatavg/n);<text:s/></text:p>
      <text:p text:style-name="P190"><text:s/></text:p>
      <text:p text:style-name="P191"><text:s text:c="4"/>return 0;<text:s/></text:p>
      <text:p text:style-name="P192">}<text:s/></text:p>
      <text:p text:style-name="P193"><text:span text:style-name="T19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118in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paragraph-properties fo:margin-bottom="0.1263in" fo:margin-left="0.0069in" fo:margin-right="4.9868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66in" fo:page-height="11.693in" style:print-orientation="portrait" fo:margin-top="1.0034in" fo:margin-left="1in" fo:margin-bottom="1.0006in" fo:margin-right="1.173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Ranjana Battur</meta:initial-creator>
    <dc:creator>vaishnavi kolakar</dc:creator>
    <meta:creation-date>2024-08-22T09:35:00Z</meta:creation-date>
    <dc:date>2024-08-22T09:35:00Z</dc:date>
    <meta:template xlink:href="Normal" xlink:type="simple"/>
    <meta:editing-cycles>2</meta:editing-cycles>
    <meta:editing-duration>PT0S</meta:editing-duration>
    <meta:document-statistic meta:page-count="10" meta:paragraph-count="12" meta:word-count="956" meta:character-count="6399" meta:row-count="45" meta:non-whitespace-character-count="5455"/>
  </office:meta>
</office:document-meta>
</file>